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fo:padding="0.0193in" fo:border="0.0008in solid #d9d9e3"/>
    </style:style>
    <style:style style:name="P2" style:family="paragraph" style:parent-style-name="Standard">
      <style:paragraph-properties fo:padding="0.0193in" fo:border="0.0008in solid #d9d9e3"/>
    </style:style>
    <style:style style:name="P3" style:family="paragraph" style:parent-style-name="Text_20_body">
      <style:paragraph-properties fo:margin-top="0in" fo:margin-bottom="0in" fo:padding="0.0193in" fo:border="0.0008in solid #d9d9e3"/>
    </style:style>
    <style:style style:name="P4" style:family="paragraph" style:parent-style-name="Text_20_body" style:list-style-name="L1">
      <style:paragraph-properties fo:margin-top="0in" fo:margin-bottom="0in" fo:padding="0.0193in" fo:border="0.0008in solid #d9d9e3"/>
    </style:style>
    <style:style style:name="P5" style:family="paragraph" style:parent-style-name="Text_20_body" style:list-style-name="L2">
      <style:paragraph-properties fo:margin-top="0in" fo:margin-bottom="0in" fo:padding="0.0193in" fo:border="0.0008in solid #d9d9e3"/>
    </style:style>
    <style:style style:name="P6" style:family="paragraph" style:parent-style-name="Text_20_body" style:list-style-name="L3">
      <style:paragraph-properties fo:margin-top="0in" fo:margin-bottom="0in" fo:padding="0.0193in" fo:border="0.0008in solid #d9d9e3"/>
    </style:style>
    <style:style style:name="P7" style:family="paragraph" style:parent-style-name="Text_20_body" style:list-style-name="L4">
      <style:paragraph-properties fo:margin-top="0in" fo:margin-bottom="0in" fo:padding="0.0193in" fo:border="0.0008in solid #d9d9e3"/>
    </style:style>
    <style:style style:name="P8" style:family="paragraph" style:parent-style-name="Text_20_body" style:list-style-name="L5">
      <style:paragraph-properties fo:margin-top="0in" fo:margin-bottom="0in" fo:padding="0.0193in" fo:border="0.0008in solid #d9d9e3"/>
    </style:style>
    <style:style style:name="P9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32">
      <style:paragraph-properties fo:margin-top="0in" fo:margin-bottom="0in" fo:padding="0.0193in" fo:border="0.0008in solid #d9d9e3"/>
    </style:style>
    <style:style style:name="P18" style:family="paragraph" style:parent-style-name="Text_20_body">
      <style:paragraph-properties fo:padding="0.0193in" fo:border="0.0008in solid #d9d9e3"/>
    </style:style>
    <style:style style:name="P19" style:family="paragraph" style:parent-style-name="Text_20_body" style:list-style-name="L1">
      <style:paragraph-properties fo:padding="0.0193in" fo:border="0.0008in solid #d9d9e3"/>
    </style:style>
    <style:style style:name="P20" style:family="paragraph" style:parent-style-name="Text_20_body" style:list-style-name="L2">
      <style:paragraph-properties fo:padding="0.0193in" fo:border="0.0008in solid #d9d9e3"/>
    </style:style>
    <style:style style:name="P21" style:family="paragraph" style:parent-style-name="Text_20_body" style:list-style-name="L3">
      <style:paragraph-properties fo:padding="0.0193in" fo:border="0.0008in solid #d9d9e3"/>
    </style:style>
    <style:style style:name="P22" style:family="paragraph" style:parent-style-name="Text_20_body" style:list-style-name="L4">
      <style:paragraph-properties fo:padding="0.0193in" fo:border="0.0008in solid #d9d9e3"/>
    </style:style>
    <style:style style:name="P23" style:family="paragraph" style:parent-style-name="Text_20_body" style:list-style-name="L5">
      <style:paragraph-properties fo:padding="0.0193in" fo:border="0.0008in solid #d9d9e3"/>
    </style:style>
    <style:style style:name="P24" style:family="paragraph" style:parent-style-name="Text_20_body" style:list-style-name="L6">
      <style:paragraph-properties fo:padding="0.0193in" fo:border="0.0008in solid #d9d9e3"/>
    </style:style>
    <style:style style:name="P25" style:family="paragraph" style:parent-style-name="Text_20_body" style:list-style-name="L7">
      <style:paragraph-properties fo:padding="0.0193in" fo:border="0.0008in solid #d9d9e3"/>
    </style:style>
    <style:style style:name="P26" style:family="paragraph" style:parent-style-name="Text_20_body" style:list-style-name="L8">
      <style:paragraph-properties fo:padding="0.0193in" fo:border="0.0008in solid #d9d9e3"/>
    </style:style>
    <style:style style:name="P27" style:family="paragraph" style:parent-style-name="Text_20_body" style:list-style-name="L9">
      <style:paragraph-properties fo:padding="0.0193in" fo:border="0.0008in solid #d9d9e3"/>
    </style:style>
    <style:style style:name="P28" style:family="paragraph" style:parent-style-name="Text_20_body" style:list-style-name="L10">
      <style:paragraph-properties fo:padding="0.0193in" fo:border="0.0008in solid #d9d9e3"/>
    </style:style>
    <style:style style:name="P29" style:family="paragraph" style:parent-style-name="Text_20_body" style:list-style-name="L11">
      <style:paragraph-properties fo:padding="0.0193in" fo:border="0.0008in solid #d9d9e3"/>
    </style:style>
    <style:style style:name="P30" style:family="paragraph" style:parent-style-name="Text_20_body" style:list-style-name="L12">
      <style:paragraph-properties fo:padding="0.0193in" fo:border="0.0008in solid #d9d9e3"/>
    </style:style>
    <style:style style:name="P31" style:family="paragraph" style:parent-style-name="Text_20_body" style:list-style-name="L13">
      <style:paragraph-properties fo:padding="0.0193in" fo:border="0.0008in solid #d9d9e3"/>
    </style:style>
    <style:style style:name="P32" style:family="paragraph" style:parent-style-name="Text_20_body" style:list-style-name="L14">
      <style:paragraph-properties fo:padding="0.0193in" fo:border="0.0008in solid #d9d9e3"/>
    </style:style>
    <style:style style:name="P33" style:family="paragraph" style:parent-style-name="Text_20_body" style:list-style-name="L15">
      <style:paragraph-properties fo:padding="0.0193in" fo:border="0.0008in solid #d9d9e3"/>
    </style:style>
    <style:style style:name="P34" style:family="paragraph" style:parent-style-name="Text_20_body" style:list-style-name="L16">
      <style:paragraph-properties fo:padding="0.0193in" fo:border="0.0008in solid #d9d9e3"/>
    </style:style>
    <style:style style:name="P35" style:family="paragraph" style:parent-style-name="Text_20_body" style:list-style-name="L17">
      <style:paragraph-properties fo:padding="0.0193in" fo:border="0.0008in solid #d9d9e3"/>
    </style:style>
    <style:style style:name="P36" style:family="paragraph" style:parent-style-name="Text_20_body" style:list-style-name="L18">
      <style:paragraph-properties fo:padding="0.0193in" fo:border="0.0008in solid #d9d9e3"/>
    </style:style>
    <style:style style:name="P37" style:family="paragraph" style:parent-style-name="Text_20_body" style:list-style-name="L19">
      <style:paragraph-properties fo:padding="0.0193in" fo:border="0.0008in solid #d9d9e3"/>
    </style:style>
    <style:style style:name="P38" style:family="paragraph" style:parent-style-name="Text_20_body" style:list-style-name="L20">
      <style:paragraph-properties fo:padding="0.0193in" fo:border="0.0008in solid #d9d9e3"/>
    </style:style>
    <style:style style:name="P39" style:family="paragraph" style:parent-style-name="Text_20_body" style:list-style-name="L21">
      <style:paragraph-properties fo:padding="0.0193in" fo:border="0.0008in solid #d9d9e3"/>
    </style:style>
    <style:style style:name="P40" style:family="paragraph" style:parent-style-name="Text_20_body" style:list-style-name="L22">
      <style:paragraph-properties fo:padding="0.0193in" fo:border="0.0008in solid #d9d9e3"/>
    </style:style>
    <style:style style:name="P41" style:family="paragraph" style:parent-style-name="Text_20_body" style:list-style-name="L23">
      <style:paragraph-properties fo:padding="0.0193in" fo:border="0.0008in solid #d9d9e3"/>
    </style:style>
    <style:style style:name="P42" style:family="paragraph" style:parent-style-name="Text_20_body" style:list-style-name="L24">
      <style:paragraph-properties fo:padding="0.0193in" fo:border="0.0008in solid #d9d9e3"/>
    </style:style>
    <style:style style:name="P43" style:family="paragraph" style:parent-style-name="Text_20_body" style:list-style-name="L25">
      <style:paragraph-properties fo:padding="0.0193in" fo:border="0.0008in solid #d9d9e3"/>
    </style:style>
    <style:style style:name="P44" style:family="paragraph" style:parent-style-name="Text_20_body" style:list-style-name="L26">
      <style:paragraph-properties fo:padding="0.0193in" fo:border="0.0008in solid #d9d9e3"/>
    </style:style>
    <style:style style:name="P45" style:family="paragraph" style:parent-style-name="Text_20_body" style:list-style-name="L27">
      <style:paragraph-properties fo:padding="0.0193in" fo:border="0.0008in solid #d9d9e3"/>
    </style:style>
    <style:style style:name="P46" style:family="paragraph" style:parent-style-name="Text_20_body" style:list-style-name="L28">
      <style:paragraph-properties fo:padding="0.0193in" fo:border="0.0008in solid #d9d9e3"/>
    </style:style>
    <style:style style:name="P47" style:family="paragraph" style:parent-style-name="Text_20_body" style:list-style-name="L29">
      <style:paragraph-properties fo:padding="0.0193in" fo:border="0.0008in solid #d9d9e3"/>
    </style:style>
    <style:style style:name="P48" style:family="paragraph" style:parent-style-name="Text_20_body" style:list-style-name="L30">
      <style:paragraph-properties fo:padding="0.0193in" fo:border="0.0008in solid #d9d9e3"/>
    </style:style>
    <style:style style:name="P49" style:family="paragraph" style:parent-style-name="Text_20_body" style:list-style-name="L31">
      <style:paragraph-properties fo:padding="0.0193in" fo:border="0.0008in solid #d9d9e3"/>
    </style:style>
    <style:style style:name="P50" style:family="paragraph" style:parent-style-name="Text_20_body" style:list-style-name="L32">
      <style:paragraph-properties fo:padding="0.0193in" fo:border="0.0008in solid #d9d9e3"/>
    </style:style>
    <style:style style:name="P51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2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3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3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3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3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3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 text:start-value="3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 text:start-value="3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 text:start-value="3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 text:start-value="4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 text:start-value="4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 text:start-value="4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 text:start-value="4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 text:start-value="4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 text:start-value="4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 text:start-value="4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 text:start-value="4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 text:start-value="4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 text:start-value="4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ml - основные темы и разделы - 50 штук по категориям</text:p>
      <text:p text:style-name="P2">ChatGPT</text:p>
      <text:p text:style-name="P1">ChatGPT</text:p>
      <text:p text:style-name="P18">Конечно, вот 50 основных тем и разделов HTML, сгруппированных по категориям:</text:p>
      <text:h text:style-name="P51" text:outline-level="3">Основы HTML:</text:h>
      <text:list xml:id="list9085795033946994423" text:style-name="L1">
        <text:list-item>
          <text:p text:style-name="P4">Структура документа HTML</text:p>
        </text:list-item>
        <text:list-item>
          <text:p text:style-name="P4">Работа с тегами и элементами</text:p>
        </text:list-item>
        <text:list-item>
          <text:p text:style-name="P4">Синтаксис и правила написания кода HTML</text:p>
        </text:list-item>
        <text:list-item>
          <text:p text:style-name="P19">Основные атрибуты HTML-элементов</text:p>
        </text:list-item>
      </text:list>
      <text:h text:style-name="P51" text:outline-level="3">Текстовая разметка:</text:h>
      <text:list xml:id="list8590286326761141239" text:style-name="L2">
        <text:list-item>
          <text:p text:style-name="P5">Заголовки разных уровней (<text:span text:style-name="Source_20_Text">&lt;h1&gt;</text:span>-<text:span text:style-name="Source_20_Text">&lt;h6&gt;</text:span>)</text:p>
        </text:list-item>
        <text:list-item>
          <text:p text:style-name="P5">Параграфы и абзацы (<text:span text:style-name="Source_20_Text">&lt;p&gt;</text:span>)</text:p>
        </text:list-item>
        <text:list-item>
          <text:p text:style-name="P20">Выделение текста с помощью тегов <text:span text:style-name="Source_20_Text">&lt;b&gt;</text:span>, <text:span text:style-name="Source_20_Text">&lt;i&gt;</text:span>, <text:span text:style-name="Source_20_Text">&lt;strong&gt;</text:span>, <text:span text:style-name="Source_20_Text">&lt;em&gt;</text:span></text:p>
        </text:list-item>
      </text:list>
      <text:h text:style-name="P51" text:outline-level="3">Работа с ссылками и изображениями:</text:h>
      <text:list xml:id="list7054207209429764305" text:style-name="L3">
        <text:list-item>
          <text:p text:style-name="P6">Гиперссылки (<text:span text:style-name="Source_20_Text">&lt;a&gt;</text:span> и атрибут <text:span text:style-name="Source_20_Text">href</text:span>)</text:p>
        </text:list-item>
        <text:list-item>
          <text:p text:style-name="P6">Вставка изображений (<text:span text:style-name="Source_20_Text">&lt;img&gt;</text:span> и атрибут <text:span text:style-name="Source_20_Text">src</text:span>)</text:p>
        </text:list-item>
        <text:list-item>
          <text:p text:style-name="P21">Альтернативный текст для изображений (атрибут <text:span text:style-name="Source_20_Text">alt</text:span>)</text:p>
        </text:list-item>
      </text:list>
      <text:h text:style-name="P51" text:outline-level="3">Списки:</text:h>
      <text:list xml:id="list5433521180911413477" text:style-name="L4">
        <text:list-item>
          <text:p text:style-name="P7">Неупорядоченные списки (<text:span text:style-name="Source_20_Text">&lt;ul&gt;</text:span> и <text:span text:style-name="Source_20_Text">&lt;li&gt;</text:span>)</text:p>
        </text:list-item>
        <text:list-item>
          <text:p text:style-name="P22">Упорядоченные списки (<text:span text:style-name="Source_20_Text">&lt;ol&gt;</text:span> и <text:span text:style-name="Source_20_Text">&lt;li&gt;</text:span>)</text:p>
        </text:list-item>
      </text:list>
      <text:h text:style-name="P51" text:outline-level="3">Таблицы:</text:h>
      <text:list xml:id="list2429595951506525806" text:style-name="L5">
        <text:list-item>
          <text:p text:style-name="P8">Создание таблиц (<text:span text:style-name="Source_20_Text">&lt;table&gt;</text:span>, <text:span text:style-name="Source_20_Text">&lt;tr&gt;</text:span>, <text:span text:style-name="Source_20_Text">&lt;td&gt;</text:span>)</text:p>
        </text:list-item>
        <text:list-item>
          <text:p text:style-name="P23">Заголовки таблиц (<text:span text:style-name="Source_20_Text">&lt;th&gt;</text:span>)</text:p>
        </text:list-item>
      </text:list>
      <text:h text:style-name="P51" text:outline-level="3">Формы и элементы ввода:</text:h>
      <text:list xml:id="list4068199692850509644" text:style-name="L6">
        <text:list-item>
          <text:p text:style-name="P9">Формы (<text:span text:style-name="Source_20_Text">&lt;form&gt;</text:span>)</text:p>
        </text:list-item>
        <text:list-item>
          <text:p text:style-name="P24">Различные элементы ввода, такие как <text:span text:style-name="Source_20_Text">&lt;input&gt;</text:span>, <text:span text:style-name="Source_20_Text">&lt;textarea&gt;</text:span>, <text:span text:style-name="Source_20_Text">&lt;select&gt;</text:span></text:p>
        </text:list-item>
      </text:list>
      <text:h text:style-name="P51" text:outline-level="3">Метаданные и SEO:</text:h>
      <text:list xml:id="list7488637919471078851" text:style-name="L7">
        <text:list-item>
          <text:p text:style-name="P10">Метатеги и их использование (<text:span text:style-name="Source_20_Text">&lt;meta&gt;</text:span>)</text:p>
        </text:list-item>
        <text:list-item>
          <text:p text:style-name="P25">Оптимизация для поисковых систем (SEO)</text:p>
        </text:list-item>
      </text:list>
      <text:h text:style-name="P51" text:outline-level="3">Семантика и доступность:</text:h>
      <text:list xml:id="list3536939480317984021" text:style-name="L8">
        <text:list-item>
          <text:p text:style-name="P11">Использование семантических тегов (<text:span text:style-name="Source_20_Text">&lt;header&gt;</text:span>, <text:span text:style-name="Source_20_Text">&lt;nav&gt;</text:span>, <text:span text:style-name="Source_20_Text">&lt;section&gt;</text:span>, <text:span text:style-name="Source_20_Text">&lt;footer&gt;</text:span>)</text:p>
        </text:list-item>
        <text:list-item>
          <text:p text:style-name="P26">Создание доступных веб-страниц для всех пользователей</text:p>
        </text:list-item>
      </text:list>
      <text:h text:style-name="P51" text:outline-level="3"><text:soft-page-break/>HTML5 и нововведения:</text:h>
      <text:list xml:id="list3008091759981820125" text:style-name="L9">
        <text:list-item>
          <text:p text:style-name="P12">Новые теги в HTML5, такие как <text:span text:style-name="Source_20_Text">&lt;article&gt;</text:span>, <text:span text:style-name="Source_20_Text">&lt;aside&gt;</text:span>, <text:span text:style-name="Source_20_Text">&lt;header&gt;</text:span>, <text:span text:style-name="Source_20_Text">&lt;footer&gt;</text:span></text:p>
        </text:list-item>
        <text:list-item>
          <text:p text:style-name="P27">API и возможности HTML5, такие как геолокация, хранилище и т.д.</text:p>
        </text:list-item>
      </text:list>
      <text:h text:style-name="P51" text:outline-level="3">Мультимедиа и аудио/видео:</text:h>
      <text:list xml:id="list1460014761274150749" text:style-name="L10">
        <text:list-item>
          <text:p text:style-name="P13">Вставка аудиофайлов (<text:span text:style-name="Source_20_Text">&lt;audio&gt;</text:span> и атрибут <text:span text:style-name="Source_20_Text">src</text:span>)</text:p>
        </text:list-item>
        <text:list-item>
          <text:p text:style-name="P28">Вставка видеофайлов (<text:span text:style-name="Source_20_Text">&lt;video&gt;</text:span> и атрибут <text:span text:style-name="Source_20_Text">src</text:span>)</text:p>
        </text:list-item>
      </text:list>
      <text:h text:style-name="P51" text:outline-level="3">Микроформаты и RDFa:</text:h>
      <text:list xml:id="list4279022847030644042" text:style-name="L11">
        <text:list-item>
          <text:p text:style-name="P14">Использование микроформатов</text:p>
        </text:list-item>
        <text:list-item>
          <text:p text:style-name="P29">Разметка с использованием RDFa</text:p>
        </text:list-item>
      </text:list>
      <text:h text:style-name="P51" text:outline-level="3">Веб-шрифты и иконки:</text:h>
      <text:list xml:id="list8084883419725449592" text:style-name="L12">
        <text:list-item>
          <text:p text:style-name="P15">Использование веб-шрифтов</text:p>
        </text:list-item>
        <text:list-item>
          <text:p text:style-name="P30">Вставка иконок с помощью тега <text:span text:style-name="Source_20_Text">&lt;link&gt;</text:span></text:p>
        </text:list-item>
      </text:list>
      <text:h text:style-name="P51" text:outline-level="3">Мультимедийные контейнеры:</text:h>
      <text:list xml:id="list6600421321783085357" text:style-name="L13">
        <text:list-item>
          <text:p text:style-name="P31">Использование <text:span text:style-name="Source_20_Text">&lt;embed&gt;</text:span> для вставки мультимедийного контента</text:p>
        </text:list-item>
      </text:list>
      <text:h text:style-name="P51" text:outline-level="3">Скрипты и встраивание:</text:h>
      <text:list xml:id="list9098697210838242545" text:style-name="L14">
        <text:list-item>
          <text:p text:style-name="P16">Встраивание JavaScript с помощью тега <text:span text:style-name="Source_20_Text">&lt;script&gt;</text:span></text:p>
        </text:list-item>
        <text:list-item>
          <text:p text:style-name="P32">Встраивание сторонних ресурсов с помощью <text:span text:style-name="Source_20_Text">&lt;iframe&gt;</text:span></text:p>
        </text:list-item>
      </text:list>
      <text:h text:style-name="P51" text:outline-level="3">Контентная разметка:</text:h>
      <text:list xml:id="list4411351391303939845" text:style-name="L15">
        <text:list-item>
          <text:p text:style-name="P33">Определение категорий контента с помощью тегов (<text:span text:style-name="Source_20_Text">&lt;main&gt;</text:span>, <text:span text:style-name="Source_20_Text">&lt;article&gt;</text:span>, <text:span text:style-name="Source_20_Text">&lt;section&gt;</text:span>)</text:p>
        </text:list-item>
      </text:list>
      <text:h text:style-name="P51" text:outline-level="3">WebRTC:</text:h>
      <text:list xml:id="list1091115070862587371" text:style-name="L16">
        <text:list-item>
          <text:p text:style-name="P34">Использование WebRTC для реализации мультимедийных приложений в браузере</text:p>
        </text:list-item>
      </text:list>
      <text:h text:style-name="P51" text:outline-level="3">Drag and Drop:</text:h>
      <text:list xml:id="list1955332099890247720" text:style-name="L17">
        <text:list-item>
          <text:p text:style-name="P35">Реализация функционала Drag and Drop с помощью HTML5</text:p>
        </text:list-item>
      </text:list>
      <text:h text:style-name="P51" text:outline-level="3">Веб-компоненты:</text:h>
      <text:list xml:id="list333793613802628000" text:style-name="L18">
        <text:list-item>
          <text:p text:style-name="P36">Создание веб-компонентов для повторного использования кода</text:p>
        </text:list-item>
      </text:list>
      <text:h text:style-name="P51" text:outline-level="3"><text:soft-page-break/>Интеграция API:</text:h>
      <text:list xml:id="list4405658773840613727" text:style-name="L19">
        <text:list-item>
          <text:p text:style-name="P37">Использование различных API (например, Geolocation API, Web Storage API)</text:p>
        </text:list-item>
      </text:list>
      <text:h text:style-name="P51" text:outline-level="3">SVG и векторная графика:</text:h>
      <text:list xml:id="list3508618200243919327" text:style-name="L20">
        <text:list-item>
          <text:p text:style-name="P38">Работа с векторной графикой с помощью SVG</text:p>
        </text:list-item>
      </text:list>
      <text:h text:style-name="P51" text:outline-level="3">Интерактивные элементы:</text:h>
      <text:list xml:id="list6032839102070381750" text:style-name="L21">
        <text:list-item>
          <text:p text:style-name="P39">Создание интерактивных элементов, таких как <text:span text:style-name="Source_20_Text">&lt;details&gt;</text:span>, <text:span text:style-name="Source_20_Text">&lt;summary&gt;</text:span></text:p>
        </text:list-item>
      </text:list>
      <text:h text:style-name="P51" text:outline-level="3">Доступ к камере и микрофону:</text:h>
      <text:list xml:id="list2519572454833912873" text:style-name="L22">
        <text:list-item>
          <text:p text:style-name="P40">Работа с мультимедийным потоком с помощью HTML5</text:p>
        </text:list-item>
      </text:list>
      <text:h text:style-name="P51" text:outline-level="3">Canvas:</text:h>
      <text:list xml:id="list8787490116914736886" text:style-name="L23">
        <text:list-item>
          <text:p text:style-name="P41">Рисование и анимация с помощью тега <text:span text:style-name="Source_20_Text">&lt;canvas&gt;</text:span></text:p>
        </text:list-item>
      </text:list>
      <text:h text:style-name="P51" text:outline-level="3">Web Workers:</text:h>
      <text:list xml:id="list1623281427274819294" text:style-name="L24">
        <text:list-item>
          <text:p text:style-name="P42">Использование Web Workers для многозадачности в веб-приложениях</text:p>
        </text:list-item>
      </text:list>
      <text:h text:style-name="P51" text:outline-level="3">Интернационализация:</text:h>
      <text:list xml:id="list1280958946228298576" text:style-name="L25">
        <text:list-item>
          <text:p text:style-name="P43">Поддержка многоязычных веб-страниц с помощью различных атрибутов и тегов</text:p>
        </text:list-item>
      </text:list>
      <text:h text:style-name="P51" text:outline-level="3">Рендеринг и компоновка:</text:h>
      <text:list xml:id="list9111333785309095885" text:style-name="L26">
        <text:list-item>
          <text:p text:style-name="P44">Особенности рендеринга и компоновки элементов в различных браузерах</text:p>
        </text:list-item>
      </text:list>
      <text:h text:style-name="P51" text:outline-level="3">Кроссбраузерность и совместимость:</text:h>
      <text:list xml:id="list5093955870479457355" text:style-name="L27">
        <text:list-item>
          <text:p text:style-name="P45">Работа с различными браузерами и обеспечение совместимости</text:p>
        </text:list-item>
      </text:list>
      <text:h text:style-name="P51" text:outline-level="3">Оптимизация производительности:</text:h>
      <text:list xml:id="list4279982953505914180" text:style-name="L28">
        <text:list-item>
          <text:p text:style-name="P46">Оптимизация скорости загрузки веб-страниц</text:p>
        </text:list-item>
      </text:list>
      <text:h text:style-name="P51" text:outline-level="3">Отладка и инструменты разработчика:</text:h>
      <text:list xml:id="list7503928882469820781" text:style-name="L29">
        <text:list-item>
          <text:p text:style-name="P47">Использование инструментов разработчика для отладки HTML-кода</text:p>
        </text:list-item>
      </text:list>
      <text:h text:style-name="P51" text:outline-level="3">Веб-серверы и хостинг:</text:h>
      <text:list xml:id="list8539908378430772440" text:style-name="L30">
        <text:list-item>
          <text:p text:style-name="P48">Размещение HTML-страниц на веб-сервере</text:p>
        </text:list-item>
      </text:list>
      <text:h text:style-name="P51" text:outline-level="3"><text:soft-page-break/>HTTPS и безопасность:</text:h>
      <text:list xml:id="list5674687560099166880" text:style-name="L31">
        <text:list-item>
          <text:p text:style-name="P49">Обеспечение безопасности веб-страниц и работы с HTTPS</text:p>
        </text:list-item>
      </text:list>
      <text:h text:style-name="P51" text:outline-level="3">Валидация и тестирование:</text:h>
      <text:list xml:id="list2554317643115746006" text:style-name="L32">
        <text:list-item>
          <text:p text:style-name="P17">Проверка HTML-кода на соответствие стандартам с помощью валидаторов</text:p>
        </text:list-item>
        <text:list-item>
          <text:p text:style-name="P50">Тестирование функциональности и корректности работы веб-страницы</text:p>
        </text:list-item>
      </text:list>
      <text:p text:style-name="P18">Эти темы покрывают широкий спектр основ HTML и связанных с ними концепций. Изучение каждой из этих тем поможет лучше понять создание веб-страниц и их возможности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3T18:35:09.07</dc:date>
    <meta:document-statistic meta:table-count="0" meta:image-count="0" meta:object-count="0" meta:page-count="4" meta:paragraph-count="87" meta:word-count="482" meta:character-count="3472"/>
    <dc:creator>Dima Wide</dc:creator>
    <meta:user-defined meta:name="Info 1"/>
    <meta:user-defined meta:name="Info 2"/>
    <meta:user-defined meta:name="Info 3"/>
    <meta:user-defined meta:name="Info 4"/>
  </office:meta>
</office:document-meta>
</file>